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7F0000017F0582FA0D097A3EAF.png" manifest:media-type="image/png"/>
  <manifest:file-entry manifest:full-path="Pictures/100002010000002000000020CB7A7549B30833F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0.385cm" fo:min-width="4.58cm"/>
      <style:paragraph-properties style:writing-mode="lr-tb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0.385cm" fo:min-width="9.914cm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2.29cm" fo:min-width="8.64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2.432cm" fo:min-width="2.676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0.759cm" fo:min-width="2.16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85cm" fo:min-width="2.421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="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draw:stroke="solid" svg:stroke-width="0.035cm" svg:stroke-color="#ff4000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-color="#e0c2c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-color="#ffbf00"/>
      <style:paragraph-properties fo:text-align="start"/>
    </style:style>
    <style:style style:name="P6" style:family="paragraph">
      <style:paragraph-properties fo:text-align="end"/>
    </style:style>
    <style:style style:name="P7" style:family="paragraph">
      <loext:graphic-properties draw:fill-color="#afd095"/>
      <style:paragraph-properties fo:text-align="end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afd095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/>
      <style:paragraph-properties fo:text-align="en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08cm" svg:height="1.27cm" svg:x="2.651cm" svg:y="13.065cm">
            <text:p text:style-name="P1">pod11-node5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08cm" svg:height="1.27cm" svg:x="9.001cm" svg:y="13.065cm">
            <text:p text:style-name="P1">pod11-node3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08cm" svg:height="1.27cm" svg:x="14.335cm" svg:y="13.065cm">
            <text:p text:style-name="P1">pod11-node2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27cm" draw:transform="rotate (-1.57062179386973) translate (3.921cm 9.89cm)">
            <text:p text:style-name="P1">Flu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4cm" svg:height="1.27cm" draw:transform="rotate (-1.57062179386973) translate (5.191cm 9.89cm)">
            <text:p text:style-name="P1">CAP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4cm" svg:height="1.27cm" draw:transform="rotate (-1.57062179386973) translate (6.461cm 9.89cm)">
            <text:p text:style-name="P1">BMO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2" draw:layer="layout" svg:width="2.54cm" svg:height="1.27cm" draw:transform="rotate (-1.57062179386973) translate (7.731cm 9.89cm)">
              <text:p text:style-name="P1">Ironic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3" draw:layer="layout" svg:width="5.08cm" svg:height="0.635cm" svg:x="2.651cm" svg:y="12.43cm">
            <text:p text:style-name="P1"><text:span text:style-name="T1">K8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414cm" svg:height="0.635cm" svg:x="9.001cm" svg:y="12.43cm">
            <text:p text:style-name="P1"><text:span text:style-name="T1">K8</text:span><text:span text:style-name="T1">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1.27cm" draw:transform="rotate (-1.57062179386973) translate (10.271cm 9.89cm)">
            <text:p text:style-name="P1">Flu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9.144cm" svg:height="2.54cm" draw:transform="rotate (0.000174532925171495) translate (10.271cm 9.89cm)">
            <text:p text:style-name="P4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3.175cm" svg:height="5.08cm" svg:x="2.651cm" svg:y="1.635cm">
            <text:p text:style-name="P1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g>
              <draw:custom-shape draw:style-name="gr7" draw:text-style-name="P7" draw:layer="layout" svg:width="2.667cm" svg:height="1.143cm" svg:x="3.921cm" svg:y="3.54cm">
                <text:p text:style-name="P6"><text:span text:style-name="T1">clu</text:span><text:span text:style-name="T1">ste</text:span><text:span text:style-name="T1">r</text:span></text:p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8" draw:text-style-name="P1" draw:layer="layout" svg:width="0.846cm" svg:height="0.846cm" svg:x="4.048cm" svg:y="3.71cm">
                <draw:image xlink:href="Pictures/100002010000002000000020CB7A7549B30833F9.png" xlink:type="simple" xlink:show="embed" xlink:actuate="onLoad" loext:mime-type="image/png">
                  <text:p/>
                </draw:image>
              </draw:frame>
            </draw:g>
            <draw:g>
              <draw:custom-shape draw:style-name="gr7" draw:text-style-name="P7" draw:layer="layout" svg:width="2.667cm" svg:height="1.143cm" svg:x="3.921cm" svg:y="4.937cm">
                <text:p text:style-name="P6"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/text:p>
  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8" draw:text-style-name="P1" draw:layer="layout" svg:width="0.846cm" svg:height="0.846cm" svg:x="4.048cm" svg:y="5.107cm">
                <draw:image xlink:href="Pictures/100002010000002000000020CB7A7549B30833F9.png" xlink:type="simple" xlink:show="embed" xlink:actuate="onLoad" loext:mime-type="image/png">
                  <text:p/>
                </draw:image>
              </draw:frame>
            </draw:g>
          </draw:g>
          <draw:custom-shape draw:style-name="gr9" draw:text-style-name="P8" draw:layer="layout" svg:width="2.921cm" svg:height="0.635cm" svg:x="3.032cm" svg:y="2.143cm">
            <text:p text:style-name="P1"><text:span text:style-name="T2">ICN</text:span></text:p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0.762cm" svg:height="0.762cm" svg:x="3.159cm" svg:y="2.016cm">
            <draw:image xlink:href="Pictures/100002010000017F0000017F0582FA0D097A3EAF.png" xlink:type="simple" xlink:show="embed" xlink:actuate="onLoad" loext:mime-type="image/png">
              <text:p/>
            </draw:image>
          </draw:frame>
          <draw:custom-shape draw:style-name="gr6" draw:text-style-name="P1" draw:layer="layout" svg:width="3.175cm" svg:height="5.08cm" svg:x="9.001cm" svg:y="1.63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g>
            <draw:g>
              <draw:custom-shape draw:style-name="gr7" draw:text-style-name="P9" draw:layer="layout" svg:width="2.667cm" svg:height="1.143cm" svg:x="10.271cm" svg:y="3.54cm">
                <text:p text:style-name="P1"><text:span text:style-name="T1">site</text:span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g>
              <draw:custom-shape draw:style-name="gr7" draw:text-style-name="P9" draw:layer="layout" svg:width="2.667cm" svg:height="1.143cm" svg:x="10.271cm" svg:y="4.937cm">
                <text:p text:style-name="P1"><text:span text:style-name="T1">cluster</text:span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line draw:style-name="gr10" draw:text-style-name="P10" draw:layer="layout" svg:x1="10.271cm" svg:y1="4.175cm" svg:x2="7.731cm" svg:y2="4.175cm">
              <text:p/>
            </draw:line>
            <draw:line draw:style-name="gr10" draw:text-style-name="P10" draw:layer="layout" svg:x1="7.731cm" svg:y1="4.175cm" svg:x2="7.731cm" svg:y2="7.985cm">
              <text:p/>
            </draw:line>
            <draw:line draw:style-name="gr10" draw:text-style-name="P10" draw:layer="layout" svg:x1="7.731cm" svg:y1="7.985cm" svg:x2="3.286cm" svg:y2="7.985cm">
              <text:p/>
            </draw:line>
            <draw:line draw:style-name="gr11" draw:text-style-name="P10" draw:layer="layout" svg:x1="3.286cm" svg:y1="7.985cm" svg:x2="3.286cm" svg:y2="9.89cm">
              <text:p/>
            </draw:line>
            <draw:line draw:style-name="gr10" draw:text-style-name="P10" draw:layer="layout" svg:x1="10.906cm" svg:y1="6.08cm" svg:x2="10.906cm" svg:y2="7.985cm">
              <text:p/>
            </draw:line>
            <draw:line draw:style-name="gr10" draw:text-style-name="P10" draw:layer="layout" svg:x1="10.906cm" svg:y1="7.985cm" svg:x2="9.636cm" svg:y2="7.985cm">
              <text:p/>
            </draw:line>
            <draw:line draw:style-name="gr11" draw:text-style-name="P10" draw:layer="layout" svg:x1="9.636cm" svg:y1="7.985cm" svg:x2="9.636cm" svg:y2="9.89cm">
              <text:p/>
            </draw:line>
            <draw:line draw:style-name="gr12" draw:text-style-name="P11" draw:layer="layout" svg:x1="2.651cm" svg:y1="15.605cm" svg:x2="19.161cm" svg:y2="15.605cm">
              <text:p text:style-name="P6"><text:span text:style-name="T3">IPMI</text:span></text:p>
              <text:p text:style-name="P6"/>
            </draw:line>
            <draw:line draw:style-name="gr13" draw:text-style-name="P11" draw:layer="layout" svg:x1="2.651cm" svg:y1="16.494cm" svg:x2="19.161cm" svg:y2="16.494cm">
              <text:p text:style-name="P6"><text:span text:style-name="T3">provisioning</text:span></text:p>
              <text:p text:style-name="P6"/>
            </draw:line>
            <draw:line draw:style-name="gr12" draw:text-style-name="P11" draw:layer="layout" svg:x1="6.715cm" svg:y1="12.43cm" svg:x2="6.715cm" svg:y2="15.605cm">
              <text:p text:style-name="P6"><text:span text:style-name="T3"/></text:p>
            </draw:line>
            <draw:line draw:style-name="gr12" draw:text-style-name="P11" draw:layer="layout" svg:x1="9.382cm" svg:y1="14.335cm" svg:x2="9.382cm" svg:y2="15.605cm">
              <text:p/>
            </draw:line>
            <draw:line draw:style-name="gr12" draw:text-style-name="P11" draw:layer="layout" svg:x1="14.716cm" svg:y1="14.335cm" svg:x2="14.716cm" svg:y2="15.605cm">
              <text:p/>
            </draw:line>
            <draw:line draw:style-name="gr13" draw:text-style-name="P11" draw:layer="layout" svg:x1="7.35cm" svg:y1="12.43cm" svg:x2="7.35cm" svg:y2="16.494cm">
              <text:p text:style-name="P6"><text:span text:style-name="T3"/></text:p>
              <text:p text:style-name="P6"/>
            </draw:line>
            <draw:line draw:style-name="gr13" draw:text-style-name="P11" draw:layer="layout" svg:x1="9.89cm" svg:y1="14.335cm" svg:x2="9.89cm" svg:y2="16.494cm">
              <text:p text:style-name="P6"><text:span text:style-name="T3"/></text:p>
              <text:p text:style-name="P6"/>
            </draw:line>
            <draw:line draw:style-name="gr13" draw:text-style-name="P11" draw:layer="layout" svg:x1="15.224cm" svg:y1="14.335cm" svg:x2="15.224cm" svg:y2="16.494cm">
              <text:p text:style-name="P6"><text:span text:style-name="T3"/></text:p>
              <text:p text:style-name="P6"/>
            </draw:line>
          </draw:g>
          <draw:frame draw:style-name="gr8" draw:text-style-name="P1" draw:layer="layout" svg:width="0.762cm" svg:height="0.762cm" svg:x="10.171cm" svg:y="2.016cm">
            <draw:image xlink:href="Pictures/100002010000017F0000017F0582FA0D097A3EAF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8.4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12-15T14:43:28.800028652</meta:creation-date>
    <dc:date>2021-12-15T15:25:49.632668747</dc:date>
    <meta:editing-duration>PT11M12S</meta:editing-duration>
    <meta:editing-cycles>3</meta:editing-cycles>
    <meta:generator>LibreOffice/6.3.6.2$Linux_X86_64 LibreOffice_project/30$Build-2</meta:generator>
    <meta:document-statistic meta:object-count="45"/>
  </office:meta>
</office:document-meta>
</file>